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л/Не читал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2, Сталинградская ди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Плакса; Душа Запада; 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; Небесный корабль и девушк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 office:value-type="string" calcext:value-type="string">
            <text:p>978-5-9614-8323-9</text:p>
          </table:table-cell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978-5-17-177827-9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978-5-17-164381-2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1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978-5-17-167626-1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2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ы алгебры</text:p>
          </table:table-cell>
          <table:table-cell office:value-type="string" calcext:value-type="string">
            <text:p>978-5-4439-4533-0</text:p>
          </table:table-cell>
          <table:table-cell office:value-type="string" calcext:value-type="string">
            <text:p>Системы линейных уравнений; Элементарная теория матриц; Теория определителей; Простейшие свойства групп, колец и полей; Комплексные числа; Корни многочленов</text:p>
          </table:table-cell>
          <table:table-cell office:value-type="string" calcext:value-type="string">
            <text:p>1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978-5-4439-4434-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ные струкруты алгебры</text:p>
          </table:table-cell>
          <table:table-cell office:value-type="string" calcext:value-type="string">
            <text:p>978-5-4439-4479-1</text:p>
          </table:table-cell>
          <table:table-cell office:value-type="string" calcext:value-type="string">
            <text:p>Группы, кольца, модули</text:p>
          </table:table-cell>
          <table:table-cell office:value-type="string" calcext:value-type="string">
            <text:p>3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978-5-6048907-2-1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978-5-00223-576-6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Полина Максимова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978-5-04-205298-9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Кир Булычев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978-5-389-23330-0</text:p>
          </table:table-cell>
          <table:table-cell office:value-type="string" calcext:value-type="string">
            <text:p>Тринадцать лет пути; Великий дух и беглецы; Последняя война; Закон для дракона; Садовник в ссылке; Белое платье золушки; Половина жизни; Поселок; Пленники долга; Красный олень — белый олень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Мари-Од Мюрай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978-5-00167-225-8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978-5-17-168048-0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Демиан; Последнее лето Клингзора; Курортник; Нирцисс и Златоуст</text:p>
          </table:table-cell>
          <table:table-cell office:value-type="string" calcext:value-type="string">
            <text:p>978-5-17-165337-8</text:p>
          </table:table-cell>
          <table:table-cell office:value-type="string" calcext:value-type="string">
            <text:p>Демиан; Последнее лето Клингзора; Душа ребенка; Клейн и Вагнер; Странствие; Курортник; Поездка в Нюрнберг; Нирцисс и Златоус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Успех</text:p>
          </table:table-cell>
          <table:table-cell office:value-type="string" calcext:value-type="string">
            <text:p>978-5-389-23814-5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1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Семья Опперман</text:p>
          </table:table-cell>
          <table:table-cell office:value-type="string" calcext:value-type="string">
            <text:p>978-5-389-24095-7</text:p>
          </table:table-cell>
          <table:table-cell office:value-type="string" calcext:value-type="string">
            <text:p>Семья Опперман</text:p>
          </table:table-cell>
          <table:table-cell office:value-type="string" calcext:value-type="string">
            <text:p>2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Изгнание</text:p>
          </table:table-cell>
          <table:table-cell office:value-type="string" calcext:value-type="string">
            <text:p>978-5-389-24548-8</text:p>
          </table:table-cell>
          <table:table-cell office:value-type="string" calcext:value-type="string">
            <text:p>Изгнание</text:p>
          </table:table-cell>
          <table:table-cell office:value-type="string" calcext:value-type="string">
            <text:p>3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978-5-389-25438-1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Испанская баллада</text:p>
          </table:table-cell>
          <table:table-cell office:value-type="string" calcext:value-type="string">
            <text:p>978-5-389-26830-2</text:p>
          </table:table-cell>
          <table:table-cell office:value-type="string" calcext:value-type="string">
            <text:p>Испанская баллада; Безобразная герцогиня Маргарита Маульташ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Трилогия об Иосифе Флавии; Иудейская война; Сыновья; Настанет день</text:p>
          </table:table-cell>
          <table:table-cell office:value-type="string" calcext:value-type="string">
            <text:p>978-5-389-25081-9</text:p>
          </table:table-cell>
          <table:table-cell office:value-type="string" calcext:value-type="string">
            <text:p>Иудейская война; Сыновья; Настанет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978-5-389-09459-8</text:p>
          </table:table-cell>
          <table:table-cell office:value-type="string" calcext:value-type="string">
            <text:p>Сестры; Восемнадцатый год; Хмурое утро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office:value-type="string" calcext:value-type="string">
            <text:p>Анатолий Рыбаков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978-5-389-10805-9</text:p>
          </table:table-cell>
          <table:table-cell office:value-type="string" calcext:value-type="string">
            <text:p>Дети Арбата; Страх; Прах и пепел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Записки из подполья</text:p>
          </table:table-cell>
          <table:table-cell office:value-type="string" calcext:value-type="string">
            <text:p>978-5-389-27043-5</text:p>
          </table:table-cell>
          <table:table-cell office:value-type="string" calcext:value-type="string">
            <text:p>Неточка Незванова; Дядюшкин сон; Село Степанчиково и его обитатели; Записки из подполья; Вечный муж; Господин Прохарчин; Хозяйка; Ползунков; Слабое сердце; Чужая жена и муж под кроватью; Честный вор; Елка и свадьба; Маленький герой; Скверный анекдот; Крокодил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978-5-389-14380-7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978-5-389-15519-0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978-5-389-22680-7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office:value-type="string" calcext:value-type="string">
            <text:p>Петер Фламм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978-5-17-158160-2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1" calcext:value-type="float">
            <text:p>721</text:p>
          </table:table-cell>
          <table:table-cell office:value-type="string" calcext:value-type="string">
            <text:p>Наталия Осояну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978-5-17-135152-6</text:p>
          </table:table-cell>
          <table:table-cell office:value-type="string" calcext:value-type="string">
            <text:p>Невеста ветра; Звездный огонь; Белый фрегат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office:value-type="string" calcext:value-type="string">
            <text:p>Андрей Лазарчук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978-5-389-25904-1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3" calcext:value-type="float">
            <text:p>723</text:p>
          </table:table-cell>
          <table:table-cell office:value-type="string" calcext:value-type="string">
            <text:p>Юрий Бондарев</text:p>
          </table:table-cell>
          <table:table-cell office:value-type="string" calcext:value-type="string">
            <text:p>Горячий снег; Батальоны просят огня</text:p>
          </table:table-cell>
          <table:table-cell office:value-type="string" calcext:value-type="string">
            <text:p>978-5-389-24845-8</text:p>
          </table:table-cell>
          <table:table-cell office:value-type="string" calcext:value-type="string">
            <text:p>Горячий снег; Батальоны просят огня; Последние залпы; Юность командиров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office:value-type="string" calcext:value-type="string">
            <text:p>Григорий Бакланов</text:p>
          </table:table-cell>
          <table:table-cell office:value-type="string" calcext:value-type="string">
            <text:p>Июль 41 года</text:p>
          </table:table-cell>
          <table:table-cell office:value-type="string" calcext:value-type="string">
            <text:p>978-5-389-27434-1</text:p>
          </table:table-cell>
          <table:table-cell office:value-type="string" calcext:value-type="string">
            <text:p>Пядь земли; Южнее главного удара; Мертвые сраму не имут; Июль 41 года; Навеки девятнадцатилетние; И тогда приходят мародеры; Мой генерал; Был месяц май; Вои и кончилась война; Над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office:value-type="string" calcext:value-type="string">
            <text:p>Виктор Некрасов</text:p>
          </table:table-cell>
          <table:table-cell office:value-type="string" calcext:value-type="string">
            <text:p>В окопах Сталинграда</text:p>
          </table:table-cell>
          <table:table-cell office:value-type="string" calcext:value-type="string">
            <text:p>978-5-389-20895-7</text:p>
          </table:table-cell>
          <table:table-cell office:value-type="string" calcext:value-type="string">
            <text:p>В окопах Сталинграда; В родном городе; Маленькая печальная повесть; Чертова «Семерка»; Сенька; Судак; Через десять лет; Посвящается Хемингуэю; Чао, Джульянчик!; Три встречи; Случай на Мамаевом кургане; Живой, книжный, киношный; Как я стал шевал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978-5-17-160978-8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7" calcext:value-type="float">
            <text:p>727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978-5-17-165385-9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978-5-389-10755-7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office:value-type="string" calcext:value-type="string">
            <text:p>Василий Гроссман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978-5-389-26212-6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1, Сталинградская дилог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978-5-389-22890-0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1" calcext:value-type="float">
            <text:p>731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Зимний путь</text:p>
          </table:table-cell>
          <table:table-cell office:value-type="string" calcext:value-type="string">
            <text:p>978-5-389-24347-7</text:p>
          </table:table-cell>
          <table:table-cell office:value-type="string" calcext:value-type="string">
            <text:p>Посмертный опус; Завещание; Надежда в руках; Пара минут; Пыль; Глаза как бриллианты; Сон Готфрида Генриха; Я помню; Finis coronat opus; Баллада; Паф!; Свист; Переговоры; Winterreise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2" calcext:value-type="float">
            <text:p>732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978-5-389-18997-3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3" calcext:value-type="float">
            <text:p>733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978-5-389-22778-1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4" calcext:value-type="float">
            <text:p>734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978-5-389-07570-2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5" calcext:value-type="float">
            <text:p>735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1</text:p>
          </table:table-cell>
          <table:table-cell office:value-type="string" calcext:value-type="string">
            <text:p>978-5-6052871-4-8</text:p>
          </table:table-cell>
          <table:table-cell office:value-type="string" calcext:value-type="string">
            <text:p>Те, кого мы прощаем; Теперь ты колдун; Люди и боги</text:p>
          </table:table-cell>
          <table:table-cell office:value-type="string" calcext:value-type="string">
            <text:p>3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6" calcext:value-type="float">
            <text:p>73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2</text:p>
          </table:table-cell>
          <table:table-cell office:value-type="string" calcext:value-type="string">
            <text:p>978-5-6052871-5-5</text:p>
          </table:table-cell>
          <table:table-cell office:value-type="string" calcext:value-type="string">
            <text:p>Люди и боги; Цена страха</text:p>
          </table:table-cell>
          <table:table-cell office:value-type="string" calcext:value-type="string">
            <text:p>3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7" calcext:value-type="float">
            <text:p>737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978-5-389-25898-3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8" calcext:value-type="float">
            <text:p>738</text:p>
          </table:table-cell>
          <table:table-cell office:value-type="string" calcext:value-type="string">
            <text:p>Даниил Гранин</text:p>
          </table:table-cell>
          <table:table-cell office:value-type="string" calcext:value-type="string">
            <text:p>Иду на грозу; Мой лейтенант</text:p>
          </table:table-cell>
          <table:table-cell office:value-type="string" calcext:value-type="string">
            <text:p>978-5-389-21985-4</text:p>
          </table:table-cell>
          <table:table-cell office:value-type="string" calcext:value-type="string">
            <text:p>Иду на грозу; Собственное мнение; Место для памятника; Дом на фонтанке; Обратный билет; Ты взвешен на весах; Наш дорогой Роман Авдеевич; Исчислил Бог царствие твое…; Страх; Мой лейтенант; Публицисти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9" calcext:value-type="float">
            <text:p>739</text:p>
          </table:table-cell>
          <table:table-cell office:value-type="string" calcext:value-type="string">
            <text:p>Антон Макаренко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978-5-389-25083-3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0" calcext:value-type="float">
            <text:p>740</text:p>
          </table:table-cell>
          <table:table-cell office:value-type="string" calcext:value-type="string">
            <text:p>Василий Аксенов</text:p>
          </table:table-cell>
          <table:table-cell office:value-type="string" calcext:value-type="string">
            <text:p>Остров крым</text:p>
          </table:table-cell>
          <table:table-cell office:value-type="string" calcext:value-type="string">
            <text:p>978-5-389-22488-9</text:p>
          </table:table-cell>
          <table:table-cell office:value-type="string" calcext:value-type="string">
            <text:p>Остров крым; В поисках жанра; Золотая наша желез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1" calcext:value-type="float">
            <text:p>741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Механика</text:p>
          </table:table-cell>
          <table:table-cell office:value-type="string" calcext:value-type="string">
            <text:p>978-5-9221-1512-4; 978-5-9221-1513-1</text:p>
          </table:table-cell>
          <table:table-cell office:value-type="string" calcext:value-type="string">
            <text:p>Механика</text:p>
          </table:table-cell>
          <table:table-cell office:value-type="string" calcext:value-type="string">
            <text:p>1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2" calcext:value-type="float">
            <text:p>742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Термодинамика и молекулярная физика</text:p>
          </table:table-cell>
          <table:table-cell office:value-type="string" calcext:value-type="string">
            <text:p>978-5-9221-1514-8; 978-5-9221-1513-1</text:p>
          </table:table-cell>
          <table:table-cell office:value-type="string" calcext:value-type="string">
            <text:p>Термодинамика и молекулярная физика</text:p>
          </table:table-cell>
          <table:table-cell office:value-type="string" calcext:value-type="string">
            <text:p>2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3" calcext:value-type="float">
            <text:p>743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Электричество</text:p>
          </table:table-cell>
          <table:table-cell office:value-type="string" calcext:value-type="string">
            <text:p>978-5-9221-0673-3</text:p>
          </table:table-cell>
          <table:table-cell office:value-type="string" calcext:value-type="string">
            <text:p>Электричество</text:p>
          </table:table-cell>
          <table:table-cell office:value-type="string" calcext:value-type="string">
            <text:p>3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4" calcext:value-type="float">
            <text:p>744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Оптика</text:p>
          </table:table-cell>
          <table:table-cell office:value-type="string" calcext:value-type="string">
            <text:p>978-5-9221-1735-7; 978-5-9221-1513-1</text:p>
          </table:table-cell>
          <table:table-cell office:value-type="string" calcext:value-type="string">
            <text:p>Оптика</text:p>
          </table:table-cell>
          <table:table-cell office:value-type="string" calcext:value-type="string">
            <text:p>4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5" calcext:value-type="float">
            <text:p>745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Атомня и ядерная физика</text:p>
          </table:table-cell>
          <table:table-cell office:value-type="string" calcext:value-type="string">
            <text:p>978-5-9221-0645-0; 978-5-9221-1513-1</text:p>
          </table:table-cell>
          <table:table-cell office:value-type="string" calcext:value-type="string">
            <text:p>Атомная и ядерная физика</text:p>
          </table:table-cell>
          <table:table-cell office:value-type="string" calcext:value-type="string">
            <text:p>5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 table:number-rows-repeated="1047820">
          <table:table-cell table:number-columns-repeated="7"/>
          <table:table-cell table:style-name="ce5" table:number-columns-repeated="16377"/>
        </table:table-row>
        <table:table-row table:style-name="ro2" table:number-rows-repeated="9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  <table:database-ranges>
        <table:database-range table:name="__Anonymous_Sheet_DB__0" table:target-range-address="Лист1.A1:Лист1.G74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06:11:25.8229912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8-27T06:39:17.298423279</dc:date>
    <meta:generator>LibreOffice/25.8.0.4$Linux_X86_64 LibreOffice_project/580$Build-4</meta:generator>
    <meta:editing-duration>P1DT7H24M32S</meta:editing-duration>
    <meta:editing-cycles>249</meta:editing-cycles>
    <meta:document-statistic meta:table-count="1" meta:cell-count="5222" meta:object-count="0"/>
    <meta:user-defined meta:name="AppVersion">16.0300</meta:user-defined>
  </office:meta>
</office:document-meta>
</file>